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uction.setEndInstruction( EndInstruction end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ction.Instruction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ruction.get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ction.Instruction(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ruction.endNo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ction.getEndI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